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rsid="00129c58" officeooo:paragraph-rsid="00129c58"/>
    </style:style>
    <style:style style:name="P2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paragraph-rsid="00129c58"/>
    </style:style>
    <style:style style:name="P3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paragraph-rsid="001a8860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paragraph-rsid="00262050"/>
    </style:style>
    <style:style style:name="P5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officeooo:rsid="00129c58" officeooo:paragraph-rsid="00129c58"/>
    </style:style>
    <style:style style:name="P6" style:family="paragraph" style:parent-style-name="Standard">
      <style:paragraph-properties fo:line-height="115%" fo:break-before="auto" fo:break-after="auto" style:writing-mode="lr-tb"/>
    </style:style>
    <style:style style:name="P7" style:family="paragraph" style:parent-style-name="Standard">
      <style:paragraph-properties fo:line-height="115%" fo:break-before="auto" fo:break-after="auto" style:writing-mode="lr-tb"/>
      <style:text-properties officeooo:paragraph-rsid="00262050"/>
    </style:style>
    <style:style style:name="P8" style:family="paragraph" style:parent-style-name="Standard" style:list-style-name="LS2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9" style:family="paragraph" style:parent-style-name="Standard" style:list-style-name="LS3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10" style:family="paragraph" style:parent-style-name="Standard" style:list-style-name="LS4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11" style:family="paragraph" style:parent-style-name="Standard" style:list-style-name="LS5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12" style:family="paragraph" style:parent-style-name="Standard" style:list-style-name="LS6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T1" style:family="text">
      <style:text-properties fo:background-color="#ff0000" loext:char-shading-value="0"/>
    </style:style>
    <style:style style:name="T2" style:family="text">
      <style:text-properties fo:color="#00ff00" fo:background-color="#ff0000" loext:char-shading-value="0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xt before</text:p>
      <text:p text:style-name="P2"/>
      <text:p text:style-name="P7"><text:span text:style-name="T1">Red background </text:span><text:span text:style-name="T2">green</text:span><text:span text:style-name="T1"> </text:span>text.<text:span text:style-name="T3">subscripted</text:span>and<text:span text:style-name="T4">superscripted</text:span>. Finally, a Footnote.</text:p>
      <text:list xml:id="list6056939418106721079" text:style-name="LS2">
        <text:list-item>
          <text:p text:style-name="P8">A numbered list, first item</text:p>
        </text:list-item>
        <text:list-item>
          <text:p text:style-name="P8">A numbered list, second item</text:p>
        </text:list-item>
        <text:list-item>
          <text:p text:style-name="P8">A numbered list, third item, with a subnumbered list:</text:p>
          <text:list>
            <text:list-item>
              <text:p text:style-name="P8">A numbered sublist, first item</text:p>
            </text:list-item>
            <text:list-item>
              <text:p text:style-name="P8">A numbered sublist, second item (with 2 random spaces: ‘ <text:s/>‘)</text:p>
            </text:list-item>
          </text:list>
          <text:list>
            <text:list-item text:style-override="LS3">
              <text:p text:style-name="P9">A bulleted subitem<text:bookmark text:name="id.1t3h5sf"/></text:p>
              <text:list text:style-name="LS3">
                <text:list-item>
                  <text:p text:style-name="P9">a sub-bullet</text:p>
                  <text:list>
                    <text:list-item>
                      <text:p text:style-name="P9">a sub-sub-bullet</text:p>
                      <text:list>
                        <text:list-item>
                          <text:p text:style-name="P9">a sub-sub-sub bulle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A toplevel numbered list</text:p>
          <text:list>
            <text:list-item>
              <text:p text:style-name="P8">A numbered list following below it</text:p>
            </text:list-item>
          </text:list>
        </text:list-item>
      </text:list>
      <text:list xml:id="list8707653070220853135" text:style-name="LS4">
        <text:list-item>
          <text:p text:style-name="P10">This is a new numbered list -- why I do not know</text:p>
        </text:list-item>
      </text:list>
      <text:list xml:id="list1035549449918399762" text:style-name="LS5">
        <text:list-item>
          <text:p text:style-name="P11">This is new numbered list because I told it to renumber, starting at 10</text:p>
        </text:list-item>
        <text:list-item>
          <text:p text:style-name="P11">Item number 11, out of 2 (or 3)?</text:p>
        </text:list-item>
      </text:list>
      <text:p text:style-name="P7"/>
      <text:list xml:id="list8225270225905916804" text:style-name="LS6">
        <text:list-item>
          <text:p text:style-name="P12">A new list alternating between bullets and numbers without renumbering</text:p>
          <text:list>
            <text:list-item>
              <text:p text:style-name="P12">bullet switch1</text:p>
              <text:list>
                <text:list-item>
                  <text:p text:style-name="P12">number switch1</text:p>
                  <text:list>
                    <text:list-item>
                      <text:p text:style-name="P12">bullet switch2</text:p>
                      <text:list>
                        <text:list-item>
                          <text:p text:style-name="P12">number switch2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3"/>
      <text:p text:style-name="P1">Text a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2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space-before="1.3748in" text:min-label-width="0.1252in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space-before="2.8748in" text:min-label-width="0.1252in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3Level2" text:bullet-char="■">
        <style:list-level-properties text:space-before="1.3748in" text:min-label-width="0.1252in"/>
        <style:text-properties style:font-name="Arial"/>
      </text:list-level-style-bullet>
      <text:list-level-style-bullet text:level="4" text:style-name="List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3Level5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List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3Level8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space-before="1.3748in" text:min-label-width="0.1252in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space-before="2.8748in" text:min-label-width="0.1252in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 text:start-value="10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space-before="1.3748in" text:min-label-width="0.1252in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space-before="2.8748in" text:min-label-width="0.1252in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bullet text:level="2" text:style-name="List6Level1" text:bullet-char="○">
        <style:list-level-properties text:space-before="0.75in" text:min-label-width="0.25in"/>
        <style:text-properties style:font-name="Arial"/>
      </text:list-level-style-bullet>
      <text:list-level-style-number text:level="3" text:style-name="List6Level2" style:num-suffix="." style:num-format="i">
        <style:list-level-properties text:space-before="1.3748in" text:min-label-width="0.1252in"/>
      </text:list-level-style-number>
      <text:list-level-style-bullet text:level="4" text:style-name="List6Level3" text:bullet-char="●">
        <style:list-level-properties text:space-before="1.75in" text:min-label-width="0.25in"/>
        <style:text-properties style:font-name="Arial"/>
      </text:list-level-style-bullet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space-before="2.8748in" text:min-label-width="0.1252in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1-07T17:48:44.008128372</dc:date>
    <meta:editing-duration>PT6H29M50S</meta:editing-duration>
    <meta:editing-cycles>18</meta:editing-cycles>
    <meta:generator>LibreOffice/4.4.6.3$Linux_X86_64 LibreOffice_project/40m0$Build-3</meta:generator>
    <meta:document-statistic meta:table-count="0" meta:image-count="0" meta:object-count="0" meta:page-count="1" meta:paragraph-count="22" meta:word-count="137" meta:character-count="730" meta:non-whitespace-character-count="633"/>
  </office:meta>
</office:document-meta>
</file>